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40cc8f"/>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346dfd" officeooo:paragraph-rsid="00346dfd" style:font-weight-asian="bold" style:font-weight-complex="bold"/>
    </style:style>
    <style:style style:name="P5" style:family="paragraph" style:parent-style-name="Standard">
      <style:text-properties fo:font-weight="bold" officeooo:paragraph-rsid="010d775c" style:font-weight-asian="bold" style:font-weight-complex="bold"/>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officeooo:rsid="00346dfd" officeooo:paragraph-rsid="00346dfd"/>
    </style:style>
    <style:style style:name="P9" style:family="paragraph" style:parent-style-name="Standard">
      <style:text-properties officeooo:rsid="0040cc8f" officeooo:paragraph-rsid="0040cc8f"/>
    </style:style>
    <style:style style:name="P10" style:family="paragraph" style:parent-style-name="Standard">
      <style:text-properties officeooo:paragraph-rsid="0040cc8f"/>
    </style:style>
    <style:style style:name="P11" style:family="paragraph" style:parent-style-name="Standard">
      <style:text-properties fo:color="#ce181e" fo:font-weight="bold" style:font-weight-asian="bold" style:font-weight-complex="bold"/>
    </style:style>
    <style:style style:name="P12" style:family="paragraph" style:parent-style-name="Standard">
      <style:paragraph-properties fo:text-align="justify" style:justify-single-word="false"/>
      <style:text-properties officeooo:rsid="005b507e" officeooo:paragraph-rsid="005b507e"/>
    </style:style>
    <style:style style:name="P13" style:family="paragraph" style:parent-style-name="Standard">
      <style:paragraph-properties fo:text-align="justify" style:justify-single-word="false"/>
      <style:text-properties officeooo:rsid="005cee65" officeooo:paragraph-rsid="005cee65"/>
    </style:style>
    <style:style style:name="P14" style:family="paragraph" style:parent-style-name="Standard">
      <style:paragraph-properties fo:text-align="justify" style:justify-single-word="false"/>
      <style:text-properties officeooo:rsid="005d707b" officeooo:paragraph-rsid="005d707b"/>
    </style:style>
    <style:style style:name="P15" style:family="paragraph" style:parent-style-name="Standard">
      <style:text-properties fo:color="#c9211e" fo:font-weight="bold" style:font-weight-asian="bold" style:font-weight-complex="bold"/>
    </style:style>
    <style:style style:name="P16" style:family="paragraph" style:parent-style-name="Standard">
      <style:text-properties style:font-name="Liberation Mono" officeooo:rsid="00346dfd" officeooo:paragraph-rsid="00346dfd"/>
    </style:style>
    <style:style style:name="P17" style:family="paragraph" style:parent-style-name="Standard">
      <style:paragraph-properties fo:text-align="justify" style:justify-single-word="false"/>
      <style:text-properties officeooo:rsid="00d13480" officeooo:paragraph-rsid="00d13480"/>
    </style:style>
    <style:style style:name="P18" style:family="paragraph" style:parent-style-name="Preformatted_20_Text">
      <style:text-properties fo:font-size="12pt" officeooo:paragraph-rsid="006910c9" style:font-size-asian="12pt" style:font-size-complex="12pt"/>
    </style:style>
    <style:style style:name="P19" style:family="paragraph" style:parent-style-name="Preformatted_20_Text">
      <style:paragraph-properties fo:text-align="justify" style:justify-single-word="false"/>
      <style:text-properties fo:font-style="normal" officeooo:rsid="00b80ffa" officeooo:paragraph-rsid="006910c9" fo:background-color="transparent" style:font-style-asian="normal" style:font-style-complex="normal"/>
    </style:style>
    <style:style style:name="P20" style:family="paragraph" style:parent-style-name="Text_20_body">
      <style:text-properties officeooo:paragraph-rsid="005e1132"/>
    </style:style>
    <style:style style:name="P21" style:family="paragraph" style:parent-style-name="Text_20_body">
      <style:text-properties officeooo:paragraph-rsid="0064d70b"/>
    </style:style>
    <style:style style:name="P22" style:family="paragraph" style:parent-style-name="Text_20_body">
      <style:text-properties officeooo:paragraph-rsid="0063afe1"/>
    </style:style>
    <style:style style:name="P23" style:family="paragraph" style:parent-style-name="Text_20_body">
      <style:text-properties officeooo:rsid="006910c9" officeooo:paragraph-rsid="006910c9"/>
    </style:style>
    <style:style style:name="P24" style:family="paragraph" style:parent-style-name="Text_20_body">
      <style:text-properties officeooo:rsid="006910c9" officeooo:paragraph-rsid="006ec3a5"/>
    </style:style>
    <style:style style:name="P25" style:family="paragraph" style:parent-style-name="Text_20_body">
      <style:text-properties officeooo:paragraph-rsid="006910c9"/>
    </style:style>
    <style:style style:name="P26" style:family="paragraph" style:parent-style-name="Text_20_body">
      <style:text-properties officeooo:paragraph-rsid="00a18d40"/>
    </style:style>
    <style:style style:name="P27" style:family="paragraph" style:parent-style-name="Text_20_body">
      <style:text-properties officeooo:rsid="00a4173b" officeooo:paragraph-rsid="00a4173b"/>
    </style:style>
    <style:style style:name="P28" style:family="paragraph" style:parent-style-name="Text_20_body">
      <style:text-properties officeooo:rsid="00a67bcc" officeooo:paragraph-rsid="00a67bcc"/>
    </style:style>
    <style:style style:name="P29" style:family="paragraph" style:parent-style-name="Text_20_body">
      <style:paragraph-properties fo:text-align="justify" style:justify-single-word="false"/>
      <style:text-properties officeooo:paragraph-rsid="006910c9"/>
    </style:style>
    <style:style style:name="P30" style:family="paragraph" style:parent-style-name="Text_20_body">
      <style:paragraph-properties fo:text-align="justify" style:justify-single-word="false"/>
      <style:text-properties officeooo:paragraph-rsid="00d9da30"/>
    </style:style>
    <style:style style:name="P31" style:family="paragraph" style:parent-style-name="Text_20_body">
      <style:paragraph-properties fo:text-align="justify" style:justify-single-word="false"/>
      <style:text-properties officeooo:paragraph-rsid="0100a097"/>
    </style:style>
    <style:style style:name="P32" style:family="paragraph" style:parent-style-name="Text_20_body">
      <style:paragraph-properties fo:text-align="justify" style:justify-single-word="false"/>
      <style:text-properties officeooo:paragraph-rsid="010a64bc"/>
    </style:style>
    <style:style style:name="P33" style:family="paragraph" style:parent-style-name="Text_20_body">
      <style:paragraph-properties fo:text-align="justify" style:justify-single-word="false"/>
      <style:text-properties fo:font-style="italic" officeooo:paragraph-rsid="006910c9" style:font-style-asian="italic" style:font-style-complex="italic"/>
    </style:style>
    <style:style style:name="P34" style:family="paragraph" style:parent-style-name="Text_20_body">
      <style:paragraph-properties fo:text-align="justify" style:justify-single-word="false"/>
      <style:text-properties fo:font-style="normal" officeooo:rsid="00d6df75" officeooo:paragraph-rsid="00d6df75" style:font-style-asian="normal" style:font-style-complex="normal"/>
    </style:style>
    <style:style style:name="P35" style:family="paragraph" style:parent-style-name="Text_20_body">
      <style:paragraph-properties fo:text-align="justify" style:justify-single-word="false"/>
      <style:text-properties fo:font-style="normal" officeooo:rsid="00b80ffa" officeooo:paragraph-rsid="006910c9" fo:background-color="transparent" style:font-style-asian="normal" style:font-style-complex="normal"/>
    </style:style>
    <style:style style:name="P36" style:family="paragraph" style:parent-style-name="Text_20_body">
      <style:paragraph-properties fo:text-align="justify" style:justify-single-word="false"/>
      <style:text-properties officeooo:rsid="00d7adb9" officeooo:paragraph-rsid="00d7adb9"/>
    </style:style>
    <style:style style:name="P37" style:family="paragraph" style:parent-style-name="Text_20_body">
      <style:paragraph-properties fo:text-align="justify" style:justify-single-word="false"/>
      <style:text-properties style:font-name="Liberation Mono" officeooo:rsid="00d7adb9" officeooo:paragraph-rsid="00d7adb9"/>
    </style:style>
    <style:style style:name="P38" style:family="paragraph" style:parent-style-name="Text_20_body">
      <style:paragraph-properties fo:text-align="justify" style:justify-single-word="false"/>
      <style:text-properties style:font-name="Liberation Serif" officeooo:rsid="00e23c57" officeooo:paragraph-rsid="00e23c57"/>
    </style:style>
    <style:style style:name="P39" style:family="paragraph" style:parent-style-name="Text_20_body">
      <style:paragraph-properties fo:text-align="justify" style:justify-single-word="false"/>
      <style:text-properties style:font-name="Liberation Serif" officeooo:paragraph-rsid="00e23c57"/>
    </style:style>
    <style:style style:name="P40" style:family="paragraph" style:parent-style-name="Text_20_body">
      <style:paragraph-properties fo:text-align="justify" style:justify-single-word="false"/>
      <style:text-properties style:font-name="Liberation Serif" officeooo:rsid="00d9da30" officeooo:paragraph-rsid="00d9da30"/>
    </style:style>
    <style:style style:name="P41" style:family="paragraph" style:parent-style-name="Text_20_body">
      <style:paragraph-properties fo:text-align="justify" style:justify-single-word="false"/>
      <style:text-properties style:font-name="Liberation Serif" officeooo:rsid="00e9a8a9" officeooo:paragraph-rsid="00e9a8a9"/>
    </style:style>
    <style:style style:name="P42" style:family="paragraph" style:parent-style-name="Text_20_body">
      <style:paragraph-properties fo:text-align="justify" style:justify-single-word="false"/>
      <style:text-properties fo:color="#c9211e" style:font-name="Liberation Serif" fo:font-weight="bold" officeooo:rsid="00e23c57" officeooo:paragraph-rsid="00e23c57" style:font-weight-asian="bold" style:font-weight-complex="bold"/>
    </style:style>
    <style:style style:name="P43" style:family="paragraph" style:parent-style-name="Text_20_body">
      <style:text-properties officeooo:rsid="00a63f1e" officeooo:paragraph-rsid="00a63f1e"/>
    </style:style>
    <style:style style:name="P44" style:family="paragraph" style:parent-style-name="Text_20_body">
      <style:paragraph-properties fo:text-align="justify" style:justify-single-word="false"/>
      <style:text-properties officeooo:rsid="0100a097" officeooo:paragraph-rsid="0100a097"/>
    </style:style>
    <style:style style:name="P45" style:family="paragraph" style:parent-style-name="Text_20_body">
      <style:paragraph-properties fo:text-align="justify" style:justify-single-word="false"/>
      <style:text-properties fo:color="#000000" style:font-name="Liberation Serif" fo:font-weight="normal" officeooo:rsid="00de83d9" officeooo:paragraph-rsid="00d9da30" style:font-weight-asian="normal" style:font-weight-complex="normal"/>
    </style:style>
    <style:style style:name="P46" style:family="paragraph" style:parent-style-name="Text_20_body">
      <style:paragraph-properties fo:text-align="justify" style:justify-single-word="false"/>
      <style:text-properties officeooo:rsid="01089b3d" officeooo:paragraph-rsid="01089b3d"/>
    </style:style>
    <style:style style:name="P47" style:family="paragraph" style:parent-style-name="Heading_20_2">
      <style:text-properties fo:font-weight="bold" style:font-weight-asian="bold" style:font-weight-complex="bold"/>
    </style:style>
    <style:style style:name="P48" style:family="paragraph" style:parent-style-name="Heading_20_1">
      <style:text-properties officeooo:paragraph-rsid="0064d70b"/>
    </style:style>
    <style:style style:name="P49" style:family="paragraph" style:parent-style-name="Heading_20_1">
      <style:text-properties officeooo:rsid="0063afe1" officeooo:paragraph-rsid="0063afe1"/>
    </style:style>
    <style:style style:name="P50" style:family="paragraph" style:parent-style-name="Heading_20_1">
      <style:text-properties officeooo:rsid="005e1132" officeooo:paragraph-rsid="005e1132"/>
    </style:style>
    <style:style style:name="P51" style:family="paragraph" style:parent-style-name="Heading_20_3">
      <style:text-properties officeooo:rsid="011f8eca" officeooo:paragraph-rsid="011f8eca"/>
    </style:style>
    <style:style style:name="P52" style:family="paragraph" style:parent-style-name="Standard" style:master-page-name="Standard">
      <style:paragraph-properties style:page-number="auto"/>
    </style:style>
    <style:style style:name="P53" style:family="paragraph" style:parent-style-name="Standard">
      <style:text-properties officeooo:rsid="011f8eca" officeooo:paragraph-rsid="011f8eca"/>
    </style:style>
    <style:style style:name="P54" style:family="paragraph" style:parent-style-name="Text_20_body">
      <style:paragraph-properties fo:text-align="justify" style:justify-single-word="false"/>
      <style:text-properties officeooo:paragraph-rsid="0100a097"/>
    </style:style>
    <style:style style:name="T1" style:family="text">
      <style:text-properties fo:color="#ff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40cc8f" style:font-weight-asian="bold" style:font-weight-complex="bold"/>
    </style:style>
    <style:style style:name="T4" style:family="text">
      <style:text-properties fo:font-weight="bold" officeooo:rsid="006910c9" style:font-weight-asian="bold" style:font-weight-complex="bold"/>
    </style:style>
    <style:style style:name="T5" style:family="text">
      <style:text-properties fo:font-weight="bold" officeooo:rsid="00773bdf" style:font-weight-asian="bold" style:font-weight-complex="bold"/>
    </style:style>
    <style:style style:name="T6" style:family="text">
      <style:text-properties fo:background-color="#ffff00" loext:char-shading-value="0"/>
    </style:style>
    <style:style style:name="T7" style:family="text">
      <style:text-properties officeooo:rsid="00b80ffa" fo:background-color="#ffff00" loext:char-shading-value="0"/>
    </style:style>
    <style:style style:name="T8" style:family="text">
      <style:text-properties officeooo:rsid="00bf3171" fo:background-color="#ffff00" loext:char-shading-value="0"/>
    </style:style>
    <style:style style:name="T9" style:family="text">
      <style:text-properties fo:color="#ed1c24" fo:font-weight="bold" fo:background-color="#ffff00" loext:char-shading-value="0" style:font-weight-asian="bold" style:font-weight-complex="bold"/>
    </style:style>
    <style:style style:name="T10" style:family="text">
      <style:text-properties fo:color="#ed1c24" fo:font-weight="bold" style:font-weight-asian="bold" style:font-weight-complex="bold"/>
    </style:style>
    <style:style style:name="T11" style:family="text">
      <style:text-properties fo:color="#ed1c24" style:font-name="Calibri" fo:font-weight="bold" fo:background-color="#ffff00" loext:char-shading-value="0" style:font-name-asian="游明朝" style:font-weight-asian="bold" style:font-weight-complex="bold"/>
    </style:style>
    <style:style style:name="T12" style:family="text">
      <style:text-properties fo:color="#ce181e"/>
    </style:style>
    <style:style style:name="T13" style:family="text">
      <style:text-properties fo:color="#ce181e"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10729c6" style:font-weight-asian="normal" style:font-weight-complex="normal"/>
    </style:style>
    <style:style style:name="T16" style:family="text">
      <style:text-properties fo:font-weight="normal" officeooo:rsid="010d775c" style:font-weight-asian="normal" style:font-weight-complex="normal"/>
    </style:style>
    <style:style style:name="T17" style:family="text">
      <style:text-properties style:font-name="Calibri" fo:background-color="#ffff00" loext:char-shading-value="0" style:font-name-asian="游明朝"/>
    </style:style>
    <style:style style:name="T18" style:family="text">
      <style:text-properties fo:background-color="#fff200" loext:char-shading-value="0"/>
    </style:style>
    <style:style style:name="T19" style:family="text">
      <style:text-properties officeooo:rsid="00086791"/>
    </style:style>
    <style:style style:name="T20" style:family="text">
      <style:text-properties fo:color="#000000" style:text-underline-style="none" fo:font-weight="bold" style:font-weight-asian="bold" style:font-weight-complex="bold"/>
    </style:style>
    <style:style style:name="T21" style:family="text">
      <style:text-properties fo:color="#000000" fo:font-weight="normal" officeooo:rsid="00de83d9" style:font-weight-asian="normal" style:font-weight-complex="normal"/>
    </style:style>
    <style:style style:name="T22" style:family="text">
      <style:text-properties fo:color="#0066b3" fo:font-weight="bold" style:font-weight-asian="bold" style:font-weight-complex="bold"/>
    </style:style>
    <style:style style:name="T23" style:family="text">
      <style:text-properties officeooo:rsid="0040cc8f"/>
    </style:style>
    <style:style style:name="T24" style:family="text">
      <style:text-properties fo:color="#c9211e"/>
    </style:style>
    <style:style style:name="T25" style:family="text">
      <style:text-properties fo:color="#c9211e" fo:font-weight="bold" style:font-weight-asian="bold" style:font-weight-complex="bold"/>
    </style:style>
    <style:style style:name="T26" style:family="text">
      <style:text-properties fo:color="#c9211e" fo:font-weight="bold" officeooo:rsid="006ec3a5" style:font-weight-asian="bold" style:font-weight-complex="bold"/>
    </style:style>
    <style:style style:name="T27" style:family="text">
      <style:text-properties fo:color="#c9211e" fo:font-weight="bold" officeooo:rsid="0077f0fc" style:font-weight-asian="bold" style:font-weight-complex="bold"/>
    </style:style>
    <style:style style:name="T28" style:family="text">
      <style:text-properties fo:color="#c9211e" fo:font-weight="bold" officeooo:rsid="00896a0d" style:font-weight-asian="bold" style:font-weight-complex="bold"/>
    </style:style>
    <style:style style:name="T29" style:family="text">
      <style:text-properties fo:color="#c9211e" fo:font-weight="bold" officeooo:rsid="00a18d40" style:font-weight-asian="bold" style:font-weight-complex="bold"/>
    </style:style>
    <style:style style:name="T30" style:family="text">
      <style:text-properties fo:color="#c9211e" fo:font-weight="bold" officeooo:rsid="00b80ffa" style:font-weight-asian="bold" style:font-weight-complex="bold"/>
    </style:style>
    <style:style style:name="T31" style:family="text">
      <style:text-properties fo:color="#c9211e" fo:font-weight="bold" officeooo:rsid="00dcc832" style:font-weight-asian="bold" style:font-weight-complex="bold"/>
    </style:style>
    <style:style style:name="T32" style:family="text">
      <style:text-properties fo:color="#c9211e" fo:font-weight="bold" fo:background-color="transparent" loext:char-shading-value="0" style:font-weight-asian="bold" style:font-weight-complex="bold"/>
    </style:style>
    <style:style style:name="T33" style:family="text">
      <style:text-properties fo:color="#c9211e" fo:font-weight="bold" officeooo:rsid="00c2f615" fo:background-color="transparent" loext:char-shading-value="0" style:font-weight-asian="bold" style:font-weight-complex="bold"/>
    </style:style>
    <style:style style:name="T34" style:family="text">
      <style:text-properties fo:color="#c9211e" fo:font-weight="bold" officeooo:rsid="00b80ffa" fo:background-color="transparent" loext:char-shading-value="0" style:font-weight-asian="bold" style:font-weight-complex="bold"/>
    </style:style>
    <style:style style:name="T35" style:family="text">
      <style:text-properties fo:color="#c9211e" fo:font-weight="normal" officeooo:rsid="010729c6" style:font-weight-asian="normal" style:font-weight-complex="normal"/>
    </style:style>
    <style:style style:name="T36" style:family="text">
      <style:text-properties fo:color="#c9211e" fo:font-weight="normal" officeooo:rsid="010d775c" style:font-weight-asian="normal" style:font-weight-complex="normal"/>
    </style:style>
    <style:style style:name="T37" style:family="text">
      <style:text-properties style:text-underline-style="none" officeooo:rsid="0064d70b"/>
    </style:style>
    <style:style style:name="T38" style:family="text">
      <style:text-properties officeooo:rsid="006910c9"/>
    </style:style>
    <style:style style:name="T39" style:family="text">
      <style:text-properties officeooo:rsid="00773bdf"/>
    </style:style>
    <style:style style:name="T40" style:family="text">
      <style:text-properties officeooo:rsid="0077f0fc"/>
    </style:style>
    <style:style style:name="T41" style:family="text">
      <style:text-properties style:font-name="Liberation Mono"/>
    </style:style>
    <style:style style:name="T42" style:family="text">
      <style:text-properties style:font-name="Liberation Mono" fo:font-weight="bold" officeooo:rsid="0040cc8f" style:font-weight-asian="bold" style:font-weight-complex="bold"/>
    </style:style>
    <style:style style:name="T43" style:family="text">
      <style:text-properties style:font-name="Liberation Mono" officeooo:rsid="010a64bc"/>
    </style:style>
    <style:style style:name="T44" style:family="text">
      <style:text-properties officeooo:rsid="009b5908"/>
    </style:style>
    <style:style style:name="T45" style:family="text">
      <style:text-properties officeooo:rsid="00b80ffa"/>
    </style:style>
    <style:style style:name="T46" style:family="text">
      <style:text-properties officeooo:rsid="00bd391c"/>
    </style:style>
    <style:style style:name="T47" style:family="text">
      <style:text-properties fo:background-color="transparent" loext:char-shading-value="0"/>
    </style:style>
    <style:style style:name="T48" style:family="text">
      <style:text-properties officeooo:rsid="00bf3171" fo:background-color="transparent" loext:char-shading-value="0"/>
    </style:style>
    <style:style style:name="T49" style:family="text">
      <style:text-properties officeooo:rsid="00b80ffa" fo:background-color="transparent" loext:char-shading-value="0"/>
    </style:style>
    <style:style style:name="T50" style:family="text">
      <style:text-properties officeooo:rsid="00c2f615" fo:background-color="transparent" loext:char-shading-value="0"/>
    </style:style>
    <style:style style:name="T51" style:family="text">
      <style:text-properties officeooo:rsid="00d7adb9" fo:background-color="transparent" loext:char-shading-value="0"/>
    </style:style>
    <style:style style:name="T52" style:family="text">
      <style:text-properties officeooo:rsid="00e9a8a9" fo:background-color="transparent" loext:char-shading-value="0"/>
    </style:style>
    <style:style style:name="T53" style:family="text">
      <style:text-properties officeooo:rsid="00c2f615"/>
    </style:style>
    <style:style style:name="T54" style:family="text">
      <style:text-properties officeooo:rsid="00dcc832"/>
    </style:style>
    <style:style style:name="T55" style:family="text">
      <style:text-properties officeooo:rsid="00e23c57"/>
    </style:style>
    <style:style style:name="T56" style:family="text">
      <style:text-properties fo:color="#808080" style:font-name="Droid Sans Mono" fo:font-size="10.5pt" fo:font-weight="normal" fo:background-color="#1e1e1e" loext:char-shading-value="0"/>
    </style:style>
    <style:style style:name="T57" style:family="text">
      <style:text-properties fo:color="#569cd6" style:font-name="Droid Sans Mono" fo:font-size="10.5pt" fo:font-weight="normal" fo:background-color="#1e1e1e" loext:char-shading-value="0"/>
    </style:style>
    <style:style style:name="T58" style:family="text">
      <style:text-properties fo:color="#d4d4d4" style:font-name="Droid Sans Mono" fo:font-size="10.5pt" fo:font-weight="normal" fo:background-color="#1e1e1e" loext:char-shading-value="0"/>
    </style:style>
    <style:style style:name="T59" style:family="text">
      <style:text-properties fo:color="#9cdcfe" style:font-name="Droid Sans Mono" fo:font-size="10.5pt" fo:font-weight="normal" fo:background-color="#1e1e1e" loext:char-shading-value="0"/>
    </style:style>
    <style:style style:name="T60" style:family="text">
      <style:text-properties fo:color="#ce9178" style:font-name="Droid Sans Mono" fo:font-size="10.5pt" fo:font-weight="normal" fo:background-color="#1e1e1e" loext:char-shading-value="0"/>
    </style:style>
    <style:style style:name="T61" style:family="text">
      <style:text-properties style:font-name="Liberation Serif" officeooo:rsid="00d9da30"/>
    </style:style>
    <style:style style:name="T62" style:family="text">
      <style:text-properties officeooo:rsid="010a64bc"/>
    </style:style>
    <style:style style:name="T63" style:family="text">
      <style:text-properties officeooo:rsid="0100a0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h text:style-name="P48" text:outline-level="1"><text:span text:style-name="Internet_20_link"><text:span text:style-name="T37">Diary</text:span></text:span></text:h>
      <text:p text:style-name="P21"><text:span text:style-name="Internet_20_link"/></text:p>
      <text:p text:style-name="Standard"><text:a xlink:type="simple" xlink:href="https://roboticsbackend.com/ros1-vs-ros2-practical-overview/" text:style-name="ListLabel_20_139" text:visited-style-name="ListLabel_20_139"><text:span text:style-name="Internet_20_link">https://roboticsbackend.com/ros1-vs-ros2-practical-overview/</text:span></text:a> </text:p>
      <text:p text:style-name="Standard">ROS1: roscpp &amp; rospy are completely independent and built from scratch. -&gt; the API is not necessarily the same, some features are developed for one, and not the other.</text:p>
      <text:p text:style-name="Standard">ROS2: more layers, only one base library, named <text:span text:style-name="T1">rcl</text:span>, and implemented in C. -&gt; You’ll use another client library built on top of rcl. For example: rclcpp for Cpp, rclpy for Python.</text:p>
      <text:p text:style-name="Standard"/>
      <text:p text:style-name="P3"><text:bookmark text:name="Writing_a_node_with_OOP"/>Writing a node (with OOP)</text:p>
      <text:p text:style-name="Standard">In ROS2 you have to create a class which <text:span text:style-name="T6">inherits from the Node </text:span><text:span text:style-name="T9">object</text:span> (for example: rclcpp::Node in Cpp, rclpy.node.Node in Python). In this class you’ll have all your ROS2 functionalities.</text:p>
      <text:p text:style-name="Standard"/>
      <text:p text:style-name="Standard"><text:span text:style-name="T2">Multiple nodes in the same executable – </text:span><text:span text:style-name="T13">ROS2 Components</text:span></text:p>
      <text:p text:style-name="P11"/>
      <text:p text:style-name="Standard">In ROS1 a node is tight to an executable. Nodelets in ROS1 write multiple nodes in the same executable<text:span text:style-name="T14"> (with intra-process communication). This is really great when you have limited hardware resources.</text:span></text:p>
      <text:p text:style-name="Standard"><text:span text:style-name="T14">In ROS2, the functionality has been directly included in the ROS2 core, and is now called “components”. With ROS2, you can handle many nodes from the same executable, using components. Then, you can start your components from a launch file, the terminal, or from an executable. And you can activate intra-process communication to remove any ROS2 communication overhead. </text:span>Building components is a good practice to create efficient ROS2 applications.</text:p>
      <text:p text:style-name="Standard"/>
      <text:p text:style-name="P3"><text:bookmark text:name="Lifecycled_nodes"/>Lifecycled nodes</text:p>
      <text:p text:style-name="Standard"><text:span text:style-name="T14">A lifecycled node has different </text:span><text:span text:style-name="T11">states</text:span><text:span text:style-name="T14">: unconfigured, inactive, active, finalized. </text:span></text:p>
      <text:p text:style-name="Standard"><text:tab/>+ <text:span text:style-name="T17">When you start</text:span> such a node it is <text:span text:style-name="T17">initially unconfigured.</text:span> Through the provided interface (<text:span text:style-name="T17">ROS2 services</text:span>), you can ask for a transition to another state. When you do that a <text:span text:style-name="T17">predefined callback</text:span> will be triggered inside the node.</text:p>
      <text:p text:style-name="Standard"><text:bookmark text:name="Writing_launch_files"/>Writing launch files</text:p>
      <text:p text:style-name="Standard">You can start a <text:span text:style-name="T17">standard node</text:span>, a <text:span text:style-name="T17">component</text:span>, a <text:span text:style-name="T17">lifecycled node</text:span>. You can add arguments, parameters, and many other options.</text:p>
      <text:p text:style-name="Standard"/>
      <text:p text:style-name="Standard"/>
      <text:p text:style-name="P6"><text:bookmark text:name="ROS1_vs_ROS2_Communication"/><text:span text:style-name="T2">ROS1 vs ROS2: </text:span><text:span text:style-name="T10">Communication</text:span></text:p>
      <text:p text:style-name="P3"><text:bookmark text:name="No_more_ROS_master"/>No more ROS master</text:p>
      <text:p text:style-name="Standard">In ROS2, <text:span text:style-name="T17">no more ROS master</text:span>! This is <text:span text:style-name="T17">no more a centralized system</text:span>. <text:span text:style-name="T17">Each node </text:span>has the <text:span text:style-name="T17">capacity</text:span> to <text:span text:style-name="T17">discover other nodes</text:span>. </text:p>
      <text:p text:style-name="P3"><text:bookmark text:name="Parameters"/>Parameters</text:p>
      <text:p text:style-name="Standard">in ROS1, parameters are handled by the parameter server, which is itself handled by ROS master. In ROS2, no more ROS master = no more (global) parameter server. A node declares and manages its own parameters, and those <text:span text:style-name="T18">parameters</text:span> are <text:span text:style-name="T18">destroyed</text:span> when the<text:span text:style-name="T18"> node is killed</text:span>.</text:p>
      <text:p text:style-name="P3"><text:bookmark text:name="Services"/>Services</text:p>
      <text:p text:style-name="Standard">In ROS1, services are synchronous. When your service client asks a request to the server, it is stuck until the server responds (or fails).</text:p>
      <text:p text:style-name="Standard">In ROS2, services are <text:span text:style-name="T18">asynchronous</text:span>. When you call a service, you can <text:span text:style-name="T18">add a callback function </text:span>which will be triggered when the <text:span text:style-name="T18">server responds</text:span>. In the meantime your <text:span text:style-name="T18">main thread is not stuck</text:span>. And of course, if you want you <text:span text:style-name="T18">can</text:span> also <text:span text:style-name="T18">use services</text:span> <text:span text:style-name="T18">synchronously</text:span>.</text:p>
      <text:p text:style-name="P3"><text:bookmark text:name="Actions"/><text:soft-page-break/>Actions</text:p>
      <text:p text:style-name="Standard">In ROS1, actions <text:span text:style-name="T19">are used to </text:span><text:span text:style-name="T18">solve</text:span> the problem that services were <text:span text:style-name="T18">not asynchronous</text:span>, and <text:span text:style-name="T18">did not have a feedback</text:span> or <text:span text:style-name="T18">cancelation mechanism</text:span>.</text:p>
      <text:p text:style-name="Standard">In ROS2, actions are now part of the ROS2 core. Underneath, actions still use topics for feedback and goal status, but also (asynchronous) services for setting a goal, canceling a goal, and requesting a result.</text:p>
      <text:p text:style-name="P3"><text:bookmark text:name="Messages_Services_and_Action_definitions"/>Messages, Services, and Action definitions</text:p>
      <text:p text:style-name="Standard">… <text:span text:style-name="T19">(Read all)</text:span></text:p>
      <text:p text:style-name="P3"><text:bookmark text:name="QoS"/>QoS <text:span text:style-name="T19">(</text:span>Quality of Service<text:span text:style-name="T19">)</text:span></text:p>
      <text:p text:style-name="Standard">ROS2 introduces QoS, or Quality of Service. With that feature you can choose how your nodes handle communication: do you want to make sure you receive all messages? Or is it OK to lose a few messages, as long as the data is frequently updated? Do you want to keep a queue of messages in case a node doesn’t have the time to process them all, or do you want to drop any new message if a callback for a previous message is still running? … <text:span text:style-name="T19">(Read all)</text:span></text:p>
      <text:p text:style-name="Standard"/>
      <text:p text:style-name="Standard"/>
      <text:p text:style-name="Standard"/>
      <text:p text:style-name="P7"><text:bookmark text:name="ROS1_vs_ROS2_Packages_workspace_and_environment"/>ROS1 vs ROS2: <text:span text:style-name="T12">Packages</text:span>, <text:span text:style-name="T12">workspace</text:span> and <text:span text:style-name="T12">environment</text:span></text:p>
      <text:p text:style-name="Standard"/>
      <text:p text:style-name="P3"><text:bookmark text:name="Building_your_nodes"/>Building your nodes</text:p>
      <text:p text:style-name="Standard">In ROS2, no more catkin. <text:span text:style-name="T13">Ament</text:span> is the new building system.</text:p>
      <text:p text:style-name="Standard"><text:bookmark text:name="Command_line_tools"/>Command line tools</text:p>
      <text:p text:style-name="Standard">You just have to write “ros2”, followed by the name of the tool you want to use.</text:p>
      <text:p text:style-name="Standard"/>
      <text:p text:style-name="P3"><text:bookmark text:name="Cpp_and_Python_packages"/>Cpp and Python packages</text:p>
      <text:p text:style-name="Standard">ROS2 makes the difference between a Cpp and a Python package. When creating the package from the command line, you have to specify one build type: <text:span text:style-name="T18">ament_cmake</text:span> or <text:span text:style-name="T18">ament_python</text:span>.</text:p>
      <text:p text:style-name="Standard">For a <text:a xlink:type="simple" xlink:href="https://roboticsbackend.com/create-a-ros2-cpp-package/" text:style-name="Internet_20_link" text:visited-style-name="Visited_20_Internet_20_Link">Cpp package</text:a>, things are quite similar with ROS1. You still have a <text:span text:style-name="T18">CMakeLists.txt</text:span>. You just have to adapt your cmake instructions to use <text:span text:style-name="T18">ament</text:span> and not catkin.</text:p>
      <text:p text:style-name="Standard">For a <text:a xlink:type="simple" xlink:href="https://roboticsbackend.com/create-a-ros2-python-package/" text:style-name="Internet_20_link" text:visited-style-name="Visited_20_Internet_20_Link">Python package</text:a>, things are different: you have some new files, such as setup.py and setup.cfg. The<text:span text:style-name="T18"> setup.py </text:span>replaces the <text:span text:style-name="T18">CMakeLists.txt</text:span>. You can of course directly run your Python scripts, but if you want to start them from ROS2 command line tools or a launch file, you’ll have to install them first (with “colcon build”).</text:p>
      <text:p text:style-name="Standard">You can also, if you want to, <text:span text:style-name="T18">create a ROS2 package for both Python and Cpp</text:span>, but this requires a little bit more setup.</text:p>
      <text:p text:style-name="P3"><text:bookmark text:name="Sourcing_workspace_and_overlays"/>Sourcing workspace and overlays</text:p>
      <text:p text:style-name="Standard">ROS2 brings the concept of overlays. You can have multiple workspaces on top of each other.</text:p>
      <text:p text:style-name="P3"><text:bookmark text:name="OS_support"/>OS support</text:p>
      <text:p text:style-name="Standard">ROS1’s main target is Ubuntu. Great news for ROS2: thanks to its new architecture, you can install and use it on Ubuntu, MacOS, and Windows 10 (+ other OSes, but those are the 3 main ones). This will make ROS2 more accessible and more embeddable in many applications. For example, you could have a mobile robot with Raspberry Pi and Ubuntu, and another computer using Windows for a 3D simulation tool and a driver node for a camera scanning the scene. And all of that running smoothly together.</text:p>
      <text:p text:style-name="Standard"/>
      <text:p text:style-name="Standard"><text:a xlink:type="simple" xlink:href="https://www.forecr.io/blogs/installation/installing-ros-2-crystal-clemmys-on-ubuntu-18-04" text:style-name="Internet_20_link" text:visited-style-name="Visited_20_Internet_20_Link">https://www.forecr.io/blogs/installation/installing-ros-2-crystal-clemmys-on-ubuntu-18-04</text:a> </text:p>
      <text:p text:style-name="Standard"/>
      <text:p text:style-name="Standard"><text:a xlink:type="simple" xlink:href="https://docs.ros.org/en/foxy/Concepts/About-Different-Middleware-Vendors.html" text:style-name="Internet_20_link" text:visited-style-name="Visited_20_Internet_20_Link">https://docs.ros.org/en/foxy/Concepts/About-Different-Middleware-Vendors.html</text:a> </text:p>
      <text:p text:style-name="Standard"/>
      <text:p text:style-name="P1">In order to use a DDS/RTPS implementation with ROS 2, a “<text:span text:style-name="Strong_20_Emphasis"><text:span text:style-name="T13">R</text:span></text:span><text:span text:style-name="T13">OS </text:span><text:span text:style-name="Strong_20_Emphasis"><text:span text:style-name="T13">M</text:span></text:span><text:span text:style-name="T13">iddle</text:span><text:span text:style-name="Strong_20_Emphasis"><text:span text:style-name="T13">w</text:span></text:span><text:span text:style-name="T13">are interface</text:span>” (a.k.a. <text:span text:style-name="Source_20_Text">rmw</text:span> interface or just <text:span text:style-name="Source_20_Text"><text:span text:style-name="T13">rmw</text:span></text:span>) package needs to be created that implements the abstract ROS middleware interface using the DDS or RTPS implementation’s API and tools. </text:p>
      <text:p text:style-name="Standard"><text:soft-page-break/></text:p>
      <text:p text:style-name="Standard"><text:a xlink:type="simple" xlink:href="https://design.ros2.org/articles/ros_on_dds.html" text:style-name="Internet_20_link" text:visited-style-name="Visited_20_Internet_20_Link">https://design.ros2.org/articles/ros_on_dds.html</text:a> </text:p>
      <text:p text:style-name="Standard"/>
      <text:p text:style-name="Standard"><text:a xlink:type="simple" xlink:href="http://en.wikipedia.org/wiki/Data_Distribution_Service" text:style-name="Internet_20_link" text:visited-style-name="Visited_20_Internet_20_Link"><text:span text:style-name="T20">Data Distribution Service (DDS)</text:span></text:a></text:p>
      <text:p text:style-name="Standard"/>
      <text:p text:style-name="Standard"/>
      <text:p text:style-name="Standard"/>
      <text:p text:style-name="P4"><text:span text:style-name="T12">Error</text:span>: <text:span text:style-name="T14">[connext_cmake_module] Warning: The location at which Connext was found when the workspace was built [[/opt/rti.com/rti connext dds-5.3.1]] does not point to a valid directory, and the NDDSHOME environment variable has not been set. Support for Connext will not be available. ROS_DISTRO was set to 'melodic' before. Please make sure that the environment does not mix paths from different distributions.</text:span></text:p>
      <text:p text:style-name="P8"><text:span text:style-name="T22">Fix</text:span><text:span text:style-name="T2">: </text:span><text:s/>Install RTI Connext DDS (<text:a xlink:type="simple" xlink:href="https://www.youtube.com/watch?v=6SFgSkGlXBM" text:style-name="Internet_20_link" text:visited-style-name="Visited_20_Internet_20_Link">https://www.youtube.com/watch?v=6SFgSkGlXBM</text:a>)</text:p>
      <text:p text:style-name="P16">sudo apt-get install ros-crystal-rmw-connext-cpp</text:p>
      <text:p text:style-name="P8"/>
      <text:p text:style-name="P9"><text:span text:style-name="T25">Error: </text:span><text:span text:style-name="T41">colcon: command not found ros2</text:span></text:p>
      <text:p text:style-name="P10"><text:span text:style-name="T3">Fix:</text:span><text:span text:style-name="T42"> </text:span><text:bookmark text:name="codecell0"/><text:span text:style-name="T41">sudo apt install python3-colcon-common-extensions</text:span></text:p>
      <text:p text:style-name="P9"/>
      <text:p text:style-name="P9"/>
      <text:p text:style-name="P9"><text:a xlink:type="simple" xlink:href="https://roboticsbackend.com/write-minimal-ros2-cpp-node/" text:style-name="Internet_20_link" text:visited-style-name="Visited_20_Internet_20_Link">https://roboticsbackend.com/write-minimal-ros2-cpp-node/</text:a></text:p>
      <text:p text:style-name="P3"><text:bookmark text:name="For_reference_ROS2_Cpp_node_without_OOP_not_recommended"/>For reference: ROS2 Cpp node without OOP (not recommended)</text:p>
      <text:p text:style-name="P2"><text:span text:style-name="T23">This will work, but is much less modular and scalable than using OOP. </text:span>Using global variables is not a good practice (you could try to pass the node as a parameter for each callback function, but it would cause other problems too), and we had to write functionality code inside the main function. Not using the OOP way also <text:span text:style-name="T18">prevents</text:span> you from using <text:span text:style-name="T18">ROS2 components</text:span> and <text:span text:style-name="T18">lifecycle node</text:span>, which can be quite useful for more complex applications.</text:p>
      <text:p text:style-name="P2"/>
      <text:p text:style-name="P2"><text:a xlink:type="simple" xlink:href="https://docs.ros.org/en/crystal/Tutorials/Writing-A-Simple-Cpp-Publisher-And-Subscriber.html" text:style-name="Internet_20_link" text:visited-style-name="Visited_20_Internet_20_Link">https://docs.ros.org/en/crystal/Tutorials/Writing-A-Simple-Cpp-Publisher-And-Subscriber.html</text:a> </text:p>
      <text:p text:style-name="P2"/>
      <text:p text:style-name="P2"><text:a xlink:type="simple" xlink:href="https://automaticaddison.com/create-a-publisher-and-subscriber-in-c-ros-2-foxy-fitzroy/" text:style-name="Internet_20_link" text:visited-style-name="Visited_20_Internet_20_Link">https://automaticaddison.com/create-a-publisher-and-subscriber-in-c-ros-2-foxy-fitzroy/</text:a> </text:p>
      <text:p text:style-name="P2"/>
      <text:p text:style-name="P2"><text:a xlink:type="simple" xlink:href="https://docs.ros.org/en/foxy/Installation/Ubuntu-Install-Debians.html" text:style-name="Internet_20_link" text:visited-style-name="Visited_20_Internet_20_Link">https://docs.ros.org/en/foxy/Installation/Ubuntu-Install-Debians.html</text:a> </text:p>
      <text:p text:style-name="P2"/>
      <text:p text:style-name="P12"><text:span text:style-name="T25">Error: </text:span>pubsub cpp example failed on ROS crystal</text:p>
      <text:p text:style-name="P13"><text:span text:style-name="T2">Fix: </text:span>use ROS Foxy</text:p>
      <text:p text:style-name="P13"/>
      <text:p text:style-name="P14">Gazebo ROS Foxy: <text:a xlink:type="simple" xlink:href="https://classic.gazebosim.org/tutorials?tut=ros2_installing&amp;cat=connect_ros" text:style-name="Internet_20_link" text:visited-style-name="Visited_20_Internet_20_Link">https://classic.gazebosim.org/tutorials?tut=ros2_installing&amp;cat=connect_ros</text:a> </text:p>
      <text:p text:style-name="P14"/>
      <text:p text:style-name="P17">Great Tutorial about Pub/Sub/ROSLaunch: <text:a xlink:type="simple" xlink:href="https://automaticaddison.com/create-a-publisher-and-subscriber-in-c-ros-2-foxy-fitzroy/" text:style-name="Internet_20_link" text:visited-style-name="Visited_20_Internet_20_Link">https://automaticaddison.com/create-a-publisher-and-subscriber-in-c-ros-2-foxy-fitzroy/</text:a> </text:p>
      <text:p text:style-name="P17"/>
      <text:p text:style-name="P17"/>
      <text:p text:style-name="P17"/>
      <text:h text:style-name="P49" text:outline-level="1">Tutorial</text:h>
      <text:p text:style-name="P22"><text:a xlink:type="simple" xlink:href="https://docs.ros.org/en/foxy/index.html" text:style-name="Internet_20_link" text:visited-style-name="Visited_20_Internet_20_Link">https://docs.ros.org/en/foxy/index.html</text:a> </text:p>
      <text:p text:style-name="P24"><text:span text:style-name="T25">Env</text:span><text:span text:style-name="T26">ironment </text:span><text:span text:style-name="T25">Configurat</text:span><text:span text:style-name="T26">ion</text:span><text:span text:style-name="T25">:</text:span> <text:a xlink:type="simple" xlink:href="https://docs.ros.org/en/foxy/Tutorials/Beginner-CLI-Tools/Configuring-ROS2-Environment.html" text:style-name="Internet_20_link" text:visited-style-name="Visited_20_Internet_20_Link">https://docs.ros.org/en/foxy/Tutorials/Beginner-CLI-Tools/Configuring-</text:a><text:a xlink:type="simple" xlink:href="https://docs.ros.org/en/foxy/Tutorials/Beginner-CLI-Tools/Configuring-ROS2-Environment.html" text:style-name="Internet_20_link" text:visited-style-name="Visited_20_Internet_20_Link">ROS2-Environment.html</text:a><text:span text:style-name="T25"> </text:span></text:p>
      <text:p text:style-name="P25"><text:span text:style-name="T4">“Workspace”: </text:span>the location on your system where you’re developing with ROS 2. </text:p>
      <text:p text:style-name="P25"><text:soft-page-break/><text:span text:style-name="T5">C</text:span><text:span text:style-name="T2">ore ROS 2 workspace</text:span> <text:span text:style-name="T39">is called </text:span>the <text:span text:style-name="T6">underlay</text:span>.</text:p>
      <text:p text:style-name="P25"><text:span text:style-name="T2">Subsequent local workspaces</text:span> <text:span text:style-name="T39">are </text:span>called <text:span text:style-name="T6">overlays</text:span>.</text:p>
      <text:p text:style-name="P23"/>
      <text:p text:style-name="P23"><text:tab/>→<text:span text:style-name="T40"> </text:span><text:a xlink:type="simple" xlink:href="https://docs.ros.org/en/foxy/Concepts/About-Domain-ID.html" text:style-name="Internet_20_link" text:visited-style-name="Visited_20_Internet_20_Link"><text:span text:style-name="T40">https://docs.ros.org/en/foxy/Concepts/About-</text:span></text:a><text:a xlink:type="simple" xlink:href="https://docs.ros.org/en/foxy/Concepts/About-Domain-ID.html" text:style-name="Internet_20_link" text:visited-style-name="Visited_20_Internet_20_Link">Domain-ID.html</text:a><text:span text:style-name="T27"> </text:span></text:p>
      <text:p text:style-name="P25"><text:span text:style-name="T38"><text:tab/></text:span>ROS 2 nodes on the <text:span text:style-name="T6">same domain</text:span> can freely discover and send messages to each other, <text:tab/>while ROS 2 nodes on different domains cannot. All ROS 2 nodes use <text:span text:style-name="T6">domain ID 0 </text:span>by <text:tab/><text:span text:style-name="T6">default</text:span>. To avoid interference between different groups of computers running ROS 2 on the s<text:tab/>ame network, a <text:span text:style-name="T6">different domain ID</text:span> should be <text:span text:style-name="T6">set for each group</text:span>.</text:p>
      <text:p text:style-name="P25"><text:span text:style-name="T38"><text:tab/></text:span>By default, the Linux kernel uses ports <text:span text:style-name="T6">32768-60999</text:span> for <text:span text:style-name="T25">ephemeral ports</text:span>. This means that <text:tab/>domain IDs <text:span text:style-name="T6">0-101 and 215-232 can be safely used </text:span>without colliding with ephemeral ports. </text:p>
      <text:p text:style-name="P25"/>
      <text:p text:style-name="P23"><text:span text:style-name="T28">Rqt: </text:span><text:a xlink:type="simple" xlink:href="https://docs.ros.org/en/foxy/Tutorials/Beginner-CLI-Tools/Introducing-Turtlesim/Introducing-Turtlesim.html" text:style-name="Internet_20_link" text:visited-style-name="Visited_20_Internet_20_Link">https://docs.ros.org/en/foxy/Tutorials/Beginner-CLI-Tools/Introducing-Turtlesim/Introducing-</text:a><text:a xlink:type="simple" xlink:href="https://docs.ros.org/en/foxy/Tutorials/Beginner-CLI-Tools/Introducing-Turtlesim/Introducing-Turtlesim.html" text:style-name="Internet_20_link" text:visited-style-name="Visited_20_Internet_20_Link"><text:span text:style-name="T25">Turtlesim.html</text:span></text:a></text:p>
      <text:p text:style-name="P23"><text:span text:style-name="T41">sudo apt install ~nros-foxy-rqt*</text:span> </text:p>
      <text:p text:style-name="P23"/>
      <text:p text:style-name="P15">Understanding nodes</text:p>
      <text:p text:style-name="P23"><text:a xlink:type="simple" xlink:href="https://docs.ros.org/en/foxy/Tutorials/Beginner-CLI-Tools/Understanding-ROS2-Nodes/Understanding-ROS2-Nodes.html" text:style-name="Internet_20_link" text:visited-style-name="Visited_20_Internet_20_Link">https://docs.ros.org/en/foxy/Tutorials/Beginner-CLI-Tools/Understanding-ROS2-Nodes/Understanding-ROS2-Nodes.html</text:a></text:p>
      <text:p text:style-name="P23"><text:span text:style-name="Source_20_Text">ros2 node list: </text:span>will show you the names of all running nodes. </text:p>
      <text:p text:style-name="P18"><text:bookmark text:name="codecell8"/>ros2 node info &lt;node_name&gt;:</text:p>
      <text:p text:style-name="P25"><text:span text:style-name="T38">access more information about </text:span><text:span text:style-name="T44">node</text:span><text:span text:style-name="T38"> </text:span></text:p>
      <text:p text:style-name="P25"/>
      <text:p text:style-name="P26"><text:span text:style-name="T29">Topic </text:span><text:a xlink:type="simple" xlink:href="https://docs.ros.org/en/foxy/Tutorials/Beginner-CLI-Tools/Understanding-ROS2-Topics/Understanding-ROS2-Topics.html" text:style-name="Internet_20_link" text:visited-style-name="Visited_20_Internet_20_Link">https://docs.ros.org/en/foxy/Tutorials/Beginner-CLI-Tools/Understanding-ROS2-Topics/Understanding-ROS2-Topics.html</text:a></text:p>
      <text:p text:style-name="P27"><text:span text:style-name="T25">Service</text:span> <text:a xlink:type="simple" xlink:href="https://docs.ros.org/en/foxy/Tutorials/Beginner-CLI-Tools/Understanding-ROS2-Services/Understanding-ROS2-Services.html" text:style-name="Internet_20_link" text:visited-style-name="Visited_20_Internet_20_Link">https://docs.ros.org/en/foxy/Tutorials/Beginner-CLI-Tools/Understanding-ROS2-Services/Understanding-ROS2-Services.html</text:a> </text:p>
      <text:p text:style-name="P43"><text:span text:style-name="T25">Param</text:span> <text:a xlink:type="simple" xlink:href="https://docs.ros.org/en/foxy/Tutorials/Beginner-CLI-Tools/Understanding-ROS2-Parameters/Understanding-ROS2-Parameters.html" text:style-name="Internet_20_link" text:visited-style-name="Visited_20_Internet_20_Link">https://docs.ros.org/en/foxy/Tutorials/Beginner-CLI-Tools/Understanding-ROS2-Parameters/Understanding-ROS2-Parameters.html</text:a> <text:s/></text:p>
      <text:p text:style-name="P28"><text:span text:style-name="T25">Action</text:span> <text:a xlink:type="simple" xlink:href="https://docs.ros.org/en/foxy/Tutorials/Beginner-CLI-Tools/Understanding-ROS2-Actions/Understanding-ROS2-Actions.html" text:style-name="Internet_20_link" text:visited-style-name="Visited_20_Internet_20_Link">https://docs.ros.org/en/foxy/Tutorials/Beginner-CLI-Tools/Understanding-ROS2-Actions/Understanding-ROS2-Actions.html</text:a> </text:p>
      <text:p text:style-name="P29">Actions are intended for <text:span text:style-name="T6">long running tasks</text:span>. They consist of three parts: a goal, feedback, and a result. Actions are built on topics and services. Their functionality is similar to services, except actions are <text:span text:style-name="T25">preemptable</text:span> (you can cancel them while executing). They also provide <text:span text:style-name="T6">steady feedback</text:span>, as opposed to services which return a single response.</text:p>
      <text:p text:style-name="P29">Actions use a client-server model, similar to the publisher-subscriber model. An “action client” node sends a goal to an “action server” node that acknowledges the goal and returns a stream of feedback and a result.</text:p>
      <text:p text:style-name="P33"><text:soft-page-break/>* <text:span text:style-name="T45">Main selling point is </text:span><text:span text:style-name="T30">preemption</text:span><text:span text:style-name="T53"> </text:span><text:span text:style-name="T46">(e.g: </text:span><text:span text:style-name="T7">canceling/</text:span><text:span text:style-name="T8">interupt</text:span><text:span text:style-name="T7"> the goal </text:span><text:span text:style-name="T48">) </text:span><text:span text:style-name="T50">and </text:span><text:span text:style-name="T33">feedbacks</text:span><text:span text:style-name="T49">.</text:span></text:p>
      <text:p text:style-name="P19"><text:bookmark text:name="codecell16"/>ros2 interface show turtlesim/action/RotateAbsolute</text:p>
      <text:p text:style-name="P35">information you will need before sending or executing an action goal yourself is the structure of the action type.</text:p>
      <text:p text:style-name="P34"><text:span text:style-name="T32">ROS </text:span><text:span text:style-name="T34">L</text:span><text:span text:style-name="T32">aunch:</text:span><text:span text:style-name="T47"> </text:span><text:a xlink:type="simple" xlink:href="https://docs.ros.org/en/foxy/Tutorials/Intermediate/Launch/Creating-Launch-Files.html" text:style-name="Internet_20_link" text:visited-style-name="Visited_20_Internet_20_Link"><text:span text:style-name="T47">https://docs.ros.org/en/foxy/Tutorials/Intermediate/Launch/Creating-Launch-Files.html</text:span></text:a><text:span text:style-name="T47"> </text:span><text:span text:style-name="T51">&amp; </text:span><text:a xlink:type="simple" xlink:href="https://docs.ros.org/en/foxy/Tutorials/Beginner-CLI-Tools/Launching-Multiple-Nodes/Launching-Multiple-Nodes.html" text:style-name="Internet_20_link" text:visited-style-name="Visited_20_Internet_20_Link"><text:span text:style-name="T51">https://docs.ros.org/en/foxy/Tutorials/Beginner-CLI-Tools/Launching-Multiple-Nodes/Launching-Multiple-Nodes.html</text:span></text:a><text:span text:style-name="T51"> </text:span><text:span text:style-name="T52">&amp; </text:span><text:a xlink:type="simple" xlink:href="https://docs.ros.org/en/foxy/Tutorials/Beginner-Client-Libraries/Using-Parameters-In-A-Class-CPP.html" text:style-name="Internet_20_link" text:visited-style-name="Visited_20_Internet_20_Link"><text:span text:style-name="T52">https://docs.ros.org/en/foxy/Tutorials/Beginner-Client-Libraries/Using-Parameters-In-A-Class-CPP.html</text:span></text:a><text:span text:style-name="T52"> </text:span></text:p>
      <text:p text:style-name="P36">In launch folder of the package: </text:p>
      <text:p text:style-name="P37">ros2 launch cpp_pubsub.launch.py</text:p>
      <text:p text:style-name="P37"/>
      <text:p text:style-name="P42">MSG &amp; SRV: </text:p>
      <text:p text:style-name="P38"><text:span text:style-name="T25">Error: </text:span><text:span text:style-name="T41">The manifest of package "cpp_pubsub" (with format version 2) must not contain the following tags: member_of_group</text:span></text:p>
      <text:p text:style-name="P39"><text:span text:style-name="T55">Fix: </text:span><text:a xlink:type="simple" xlink:href="https://github.com/ros2/tutorials/issues/26" text:style-name="Internet_20_link" text:visited-style-name="Visited_20_Internet_20_Link"><text:span text:style-name="T55">https://github.com/ros2/tutorials/issues/26</text:span></text:a><text:span text:style-name="T55"> → </text:span><text:span text:style-name="T56">&lt;</text:span><text:span text:style-name="T57">package</text:span><text:span text:style-name="T58"> </text:span><text:span text:style-name="T59">format</text:span><text:span text:style-name="T58">=</text:span><text:span text:style-name="T60">"3"</text:span><text:span text:style-name="T56">&gt;</text:span></text:p>
      <text:p text:style-name="P41"><text:span text:style-name="T25">Param in a class: </text:span><text:a xlink:type="simple" xlink:href="https://docs.ros.org/en/foxy/Tutorials/Beginner-Client-Libraries/Using-Parameters-In-A-Class-CPP.html" text:style-name="Internet_20_link" text:visited-style-name="Visited_20_Internet_20_Link">https://docs.ros.org/en/foxy/Tutorials/Beginner-Client-Libraries/Using-Parameters-In-A-Class-CPP.html</text:a> </text:p>
      <text:p text:style-name="P40"><text:span text:style-name="T25">Colcon: </text:span><text:a xlink:type="simple" xlink:href="https://docs.ros.org/en/foxy/Tutorials/Beginner-Client-Libraries/Colcon-Tutorial.html" text:style-name="Internet_20_link" text:visited-style-name="Visited_20_Internet_20_Link">https://docs.ros.org/en/foxy/Tutorials/Beginner-Client-Libraries/Colcon-Tutorial.html</text:a> →<text:span text:style-name="T54"> </text:span><text:a xlink:type="simple" xlink:href="https://design.ros2.org/articles/build_tool.html" text:style-name="Internet_20_link" text:visited-style-name="Visited_20_Internet_20_Link"><text:span text:style-name="T54">https://design.ros2.org/articles/</text:span></text:a><text:a xlink:type="simple" xlink:href="https://design.ros2.org/articles/build_tool.html" text:style-name="Internet_20_link" text:visited-style-name="Visited_20_Internet_20_Link">build_tool.html</text:a><text:span text:style-name="T31"> </text:span><text:span text:style-name="T21">(useful later for slides)</text:span></text:p>
      <text:p text:style-name="P45"/>
      <text:p text:style-name="P15">Creating and using plugins (C++): <text:a xlink:type="simple" xlink:href="https://docs.ros.org/en/foxy/Tutorials/Beginner-Client-Libraries/Pluginlib.html" text:style-name="Internet_20_link" text:visited-style-name="Visited_20_Internet_20_Link"><text:span text:style-name="T14">https://docs.ros.org/en/foxy/Tutorials/Beginner-Client-Libraries/Pluginlib.html</text:span></text:a><text:span text:style-name="T14"> </text:span></text:p>
      <text:p text:style-name="P40"><text:span text:style-name="T2">pluginlib</text:span> is a <text:span text:style-name="T6">C++ library</text:span> for <text:span text:style-name="T6">loading</text:span> and <text:span text:style-name="T6">unloading plugins </text:span>from within a ROS package. </text:p>
      <text:p text:style-name="P40"><text:span text:style-name="T2">Plugins</text:span> are <text:span text:style-name="T6">dynamically loadable classes</text:span> that are <text:span text:style-name="T6">loaded from a runtime library</text:span> (i.e. shared object, dynamically linked library). </text:p>
      <text:p text:style-name="P30"><text:span text:style-name="T61">With pluginlib, one does not have to explicitly link their application against the library containing the classes – instead pluginlib can open a library containing exported classes at any point without the application having any prior awareness of the library or the header file containing the class definition. </text:span>Plugins are useful for <text:span text:style-name="T6">extending/modifying application</text:span> behavior <text:span text:style-name="T6">without</text:span> needing the <text:span text:style-name="T6">application source code</text:span>.</text:p>
      <text:p text:style-name="P30"/>
      <text:h text:style-name="P47" text:outline-level="2">Intermediate</text:h>
      <text:p text:style-name="P44"><text:span text:style-name="T25">Rosdep: </text:span><text:a xlink:type="simple" xlink:href="https://docs.ros.org/en/foxy/Tutorials/Intermediate/Rosdep.html" text:style-name="Internet_20_link" text:visited-style-name="Visited_20_Internet_20_Link">https://docs.ros.org/en/foxy/Tutorials/Intermediate/Rosdep.html</text:a> </text:p>
      <text:p text:style-name="P44">A package’s <text:span text:style-name="Source_20_Text">package.xml</text:span> file contains a set of dependencies. The dependencies in this file are generally referred to as “rosdep keys”. </text:p>
      <text:p text:style-name="P44"><text:span text:style-name="Source_20_Text">rosdep</text:span> will check for <text:span text:style-name="Source_20_Text">package.xml</text:span> files in its path or for a specific package and find the rosdep keys stored within. These keys are then cross-referenced against a central index to find the <text:soft-page-break/>appropriate ROS package or software library in various package managers. Finally, once the packages are found, they are installed and ready to go!</text:p>
      <text:p text:style-name="P44"/>
      <text:p text:style-name="P3"><text:span text:style-name="T24">Writing an action server and client (C++):</text:span><text:span text:style-name="T35"> </text:span><text:a xlink:type="simple" xlink:href="https://docs.ros.org/en/foxy/Tutorials/Intermediate/Writing-an-Action-Server-Client/Cpp.html#writing-an-action-server-and-client-c" text:style-name="Internet_20_link" text:visited-style-name="Visited_20_Internet_20_Link"><text:span text:style-name="T15">https://docs.ros.org/en/foxy/Tutorials/Intermediate/Writing-an-Action-Server-Client/Cpp.html#writing-an-action-server-and-client-c</text:span></text:a><text:span text:style-name="T15"> </text:span></text:p>
      <text:p text:style-name="P46"><text:span text:style-name="T25">Error:</text:span> <text:span text:style-name="T41">the passed package name 'rclcpp_action' was not found before </text:span><text:span text:style-name="T43">&amp; the passed package name 'rclcpp_action' was not </text:span><text:span text:style-name="T41">found before</text:span></text:p>
      <text:p text:style-name="P32"><text:span text:style-name="T62">Fix: Add </text:span><text:span text:style-name="T57">find_package</text:span><text:span text:style-name="T58">(rclcpp_action REQUIRED)</text:span><text:span text:style-name="T62"> &amp; </text:span><text:span text:style-name="T57">find_package</text:span><text:span text:style-name="T58">(rclcpp_components REQUIRED) </text:span><text:span text:style-name="T62">to CMakeList</text:span></text:p>
      <text:p text:style-name="P32"/>
      <text:p text:style-name="P5"><text:span text:style-name="T24">Composing multiple nodes in a single process</text:span><text:span text:style-name="T36"> </text:span><text:a xlink:type="simple" xlink:href="https://docs.ros.org/en/foxy/Tutorials/Intermediate/Composition.html" text:style-name="Internet_20_link" text:visited-style-name="Visited_20_Internet_20_Link"><text:span text:style-name="T16">https://docs.ros.org/en/foxy/Tutorials/Intermediate/Composition.html</text:span></text:a><text:span text:style-name="T16"> </text:span></text:p>
      <text:p text:style-name="P31"><text:span text:style-name="T63"><text:tab/></text:span><text:span text:style-name="T25">About Composition </text:span><text:a xlink:type="simple" xlink:href="https://docs.ros.org/en/foxy/Concepts/About-Composition.html" text:style-name="Internet_20_link" text:visited-style-name="Visited_20_Internet_20_Link">https://docs.ros.org/en/foxy/Concepts/About-Composition.html</text:a> </text:p>
      <text:p text:style-name="P31"><text:span text:style-name="T63"><text:tab/></text:span>In ROS 1 you can write your code either as a <text:a xlink:type="simple" xlink:href="https://wiki.ros.org/Nodes" text:style-name="Internet_20_link" text:visited-style-name="Visited_20_Internet_20_Link">ROS node</text:a> or as a <text:a xlink:type="simple" xlink:href="https://wiki.ros.org/nodelet" text:style-name="Internet_20_link" text:visited-style-name="Visited_20_Internet_20_Link">ROS nodelet</text:a>. ROS 1 nodes <text:tab/>are compiled into executables. ROS 1 nodelets on the other hand are compiled into a shared <text:tab/>library which is then loaded at runtime by a container process.</text:p>
      <text:p text:style-name="P31"><text:tab/>running multiple nodes in <text:span text:style-name="T6">separate processes </text:span>with the benefits of process/fault isolation as <text:tab/>well as easier debugging of individual nodes and running multiple nodes in a<text:span text:style-name="T6"> single process <text:tab/></text:span>with the <text:span text:style-name="T6">lower overhead </text:span>and optionally <text:span text:style-name="T6">more efficient communication</text:span> (see <text:a xlink:type="simple" xlink:href="https://docs.ros.org/en/foxy/Tutorials/Demos/Intra-Process-Communication.html" text:style-name="Internet_20_link" text:visited-style-name="Visited_20_Internet_20_Link">Intra Process <text:tab/>Communication</text:a>).</text:p>
      <text:p text:style-name="P31"/>
      <text:h text:style-name="P51" text:outline-level="3">ROS LAUNCH</text:h>
      <text:p text:style-name="Standard"><text:span text:style-name="T25">Using substitutions: </text:span><text:a xlink:type="simple" xlink:href="https://docs.ros.org/en/foxy/Tutorials/Intermediate/Launch/Using-Substitutions.html#id6" text:style-name="Internet_20_link" text:visited-style-name="Visited_20_Internet_20_Link">https://docs.ros.org/en/foxy/Tutorials/Intermediate/Launch/Using-Substitutions.html#id6</text:a> </text:p>
      <text:p text:style-name="P53"/>
      <text:p text:style-name="P53"/>
      <text:p text:style-name="P53"/>
      <text:p text:style-name="P53"/>
      <text:h text:style-name="P50" text:outline-level="1">Nav2</text:h>
      <text:p text:style-name="P20"><text:a xlink:type="simple" xlink:href="https://navigation.ros.org/about/ros1_comparison.html#ros1-comparison" text:style-name="Internet_20_link" text:visited-style-name="Visited_20_Internet_20_Link">https://navigation.ros.org/about/ros1_comparison.html#ros1-comparison</text:a> </text:p>
      <text:p text:style-name="P20">nav2_planner: Replaces global_planner, hosts <text:span text:style-name="Source_20_Text">N</text:span> planner plugins</text:p>
      <text:p text:style-name="P20">nav2_controller: Replaces local_planner, hosts <text:span text:style-name="Source_20_Text">N</text:span> controller plugins</text:p>
      <text:p text:style-name="P20"/>
      <text:p text:style-name="P20">nav2_bt_navigator: replaces <text:span text:style-name="Source_20_Text">move_base</text:span> state machine </text:p>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0835in" fo:margin-bottom="0in" loext:contextual-spacing="false" fo:line-height="100%" fo:keep-together="always" fo:keep-with-next="always"/>
      <style:text-properties fo:font-variant="small-caps"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line-height="100%" fo:keep-together="always" fo:keep-with-next="always"/>
      <style:text-properties fo:text-transform="uppercase"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39" style:display-name="ListLabel 139"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06:37:21.886149910</meta:creation-date>
    <meta:generator>LibreOffice/6.4.7.2$Linux_X86_64 LibreOffice_project/40$Build-2</meta:generator>
    <dc:date>2022-07-14T15:35:05.335638039</dc:date>
    <meta:editing-duration>PT8H15M43S</meta:editing-duration>
    <meta:editing-cycles>149</meta:editing-cycles>
    <meta:document-statistic meta:table-count="0" meta:image-count="0" meta:object-count="0" meta:page-count="6" meta:paragraph-count="118" meta:word-count="1802" meta:character-count="13704" meta:non-whitespace-character-count="11963"/>
  </office:meta>
</office:document-meta>
</file>